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59cm" svg:stroke-color="#000080" draw:marker-start-width="0.438cm" draw:marker-end-width="0.438cm" draw:fill="none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800000" draw:marker-start-width="0.438cm" draw:marker-end-width="0.438cm" draw:fill="none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polygon draw:style-name="gr1" draw:text-style-name="P1" draw:layer="layout" svg:width="11.379cm" svg:height="11.759cm" draw:transform="rotate (-0.643502895210309) translate (11.4400263317943cm 0.679995855559544cm)" svg:viewBox="0 0 11380 11760" draw:points="9400,5100 9900,5100 10700,0 7020,1260 5440,7820 520,9260 0,10400 1020,11760 1360,10380 10500,8400 10720,7860 11380,7740 10900,7100 10300,7300 9420,6960 8980,7040">
              <text:p/>
            </draw:polygon>
            <draw:g>
              <draw:g>
                <draw:line draw:style-name="gr1" draw:text-style-name="P1" draw:layer="layout" svg:x1="11.1cm" svg:y1="10.2cm" svg:x2="14.4cm" svg:y2="11.7cm">
                  <text:p/>
                </draw:line>
                <draw:line draw:style-name="gr1" draw:text-style-name="P1" draw:layer="layout" svg:x1="15.9cm" svg:y1="13.7cm" svg:x2="15.9cm" svg:y2="12.9cm">
                  <text:p/>
                </draw:line>
                <draw:polyline draw:style-name="gr1" draw:text-style-name="P1" draw:layer="layout" svg:width="1.699cm" svg:height="0cm" draw:transform="rotate (1.5707963267949) translate (5.2cm 10.7cm)" svg:viewBox="0 0 1700 0" draw:points="0,0 1600,0 1700,0">
                  <text:p/>
                </draw:polyline>
              </draw:g>
              <draw:line draw:style-name="gr1" draw:text-style-name="P1" draw:layer="layout" svg:x1="5.2cm" svg:y1="9cm" svg:x2="5.2cm" svg:y2="10.7cm">
                <text:p/>
              </draw:line>
              <draw:line draw:style-name="gr2" draw:text-style-name="P1" draw:layer="layout" svg:x1="6.3cm" svg:y1="9.1cm" svg:x2="15.9cm" svg:y2="13.3cm">
                <text:p/>
              </draw:line>
              <draw:polygon draw:style-name="gr3" draw:text-style-name="P1" xml:id="id3" draw:id="id3" draw:layer="layout" svg:width="0.851cm" svg:height="0.593cm" draw:transform="skewX (0.0118682389135615) rotate (-0.338070276111302) translate (7.70030414647908cm 9.39916662794977cm)" svg:viewBox="0 0 852 594" draw:points="0,1 636,0 852,594 202,556">
                <text:p/>
              </draw:polygon>
              <draw:custom-shape draw:style-name="gr4" draw:text-style-name="P1" xml:id="id5" draw:id="id5" draw:layer="layout" svg:width="0.3cm" svg:height="0.42cm" svg:x="8.8cm" svg:y="10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xml:id="id7" draw:id="id7" draw:layer="layout" svg:width="0.4cm" svg:height="0.56cm" svg:x="9.701cm" svg:y="10.4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1" xml:id="id8" draw:id="id8" draw:layer="layout" svg:width="0.4cm" svg:height="0.56cm" svg:x="10.502cm" svg:y="10.7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xml:id="id9" draw:id="id9" draw:layer="layout" svg:width="0.4cm" svg:height="0.56cm" svg:x="11.302cm" svg:y="11.1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path draw:style-name="gr8" draw:text-style-name="P1" draw:layer="layout" svg:width="5.499cm" svg:height="3.579cm" svg:x="12.8cm" svg:y="6.6cm" svg:viewBox="0 0 5500 3580" svg:d="M0 2909l3480-2909zM2020 3580l3480-2909zM5500 671l-2020-671zM2133 3580l-2021-671z">
            <text:p/>
          </draw:path>
        </draw:g>
        <draw:frame draw:style-name="gr9" draw:text-style-name="P3" xml:id="id1" draw:id="id1" draw:layer="layout" svg:width="4.528cm" svg:height="1.437cm" svg:x="15.9cm" svg:y="2.9cm">
          <draw:text-box>
            <text:p text:style-name="P2"><text:span text:style-name="T1">Arduino UNO</text:span></text:p>
            <text:p text:style-name="P2"><text:span text:style-name="T2">sem pinos</text:span></text:p>
          </draw:text-box>
        </draw:frame>
        <draw:connector draw:style-name="gr10" draw:text-style-name="P1" draw:layer="layout" svg:x1="18.164cm" svg:y1="4.337cm" svg:x2="16.03cm" svg:y2="8.156cm" draw:start-shape="id1" draw:start-glue-point="2" svg:d="M18164 4337v2160h-2134v1659" svg:viewBox="0 0 2135 3820">
          <text:p/>
        </draw:connector>
        <draw:frame draw:style-name="gr9" draw:text-style-name="P3" xml:id="id2" draw:id="id2" draw:layer="layout" svg:width="2.013cm" svg:height="0.844cm" svg:x="4.9cm" svg:y="6cm">
          <draw:text-box>
            <text:p text:style-name="P2"><text:span text:style-name="T1">RJ45</text:span></text:p>
          </draw:text-box>
        </draw:frame>
        <draw:connector draw:style-name="gr10" draw:text-style-name="P1" draw:layer="layout" draw:line-skew="-0.096cm" svg:x1="5.906cm" svg:y1="6.844cm" svg:x2="8cm" svg:y2="9.4cm" draw:start-shape="id2" draw:start-glue-point="2" draw:end-shape="id3" draw:end-glue-point="0" svg:d="M5906 6844v1156h2094v1400" svg:viewBox="0 0 2095 2557">
          <text:p/>
        </draw:connector>
        <draw:frame draw:style-name="gr9" draw:text-style-name="P3" xml:id="id4" draw:id="id4" draw:layer="layout" svg:width="1.277cm" svg:height="0.844cm" svg:x="7.8cm" svg:y="6cm">
          <draw:text-box>
            <text:p text:style-name="P2"><text:span text:style-name="T1">PJ</text:span></text:p>
          </draw:text-box>
        </draw:frame>
        <draw:connector draw:style-name="gr10" draw:text-style-name="P1" draw:layer="layout" draw:line-skew="-0.396cm" svg:x1="8.438cm" svg:y1="6.844cm" svg:x2="8.95cm" svg:y2="10cm" draw:start-shape="id4" draw:start-glue-point="2" draw:end-shape="id5" draw:end-glue-point="4" svg:d="M8438 6844v1156h512v2000" svg:viewBox="0 0 513 3157">
          <text:p/>
        </draw:connector>
        <draw:frame draw:style-name="gr9" draw:text-style-name="P3" xml:id="id6" draw:id="id6" draw:layer="layout" svg:width="2.792cm" svg:height="0.844cm" svg:x="9.3cm" svg:y="6cm">
          <draw:text-box>
            <text:p text:style-name="P2"><text:span text:style-name="T1">Banana</text:span></text:p>
          </draw:text-box>
        </draw:frame>
        <draw:connector draw:style-name="gr10" draw:text-style-name="P1" draw:layer="layout" draw:line-skew="-0.583cm" svg:x1="10.696cm" svg:y1="6.844cm" svg:x2="9.901cm" svg:y2="10.401cm" draw:start-shape="id6" draw:start-glue-point="2" draw:end-shape="id7" draw:end-glue-point="4" svg:d="M10696 6844v1156h-795v2401" svg:viewBox="0 0 796 3558">
          <text:p/>
        </draw:connector>
        <draw:connector draw:style-name="gr10" draw:text-style-name="P1" draw:layer="layout" draw:line-skew="-0.733cm" svg:x1="10.696cm" svg:y1="6.844cm" svg:x2="10.702cm" svg:y2="10.702cm" draw:start-shape="id6" draw:start-glue-point="2" draw:end-shape="id8" draw:end-glue-point="4" svg:d="M10696 6844v1156h6v2702" svg:viewBox="0 0 7 3859">
          <text:p/>
        </draw:connector>
        <draw:connector draw:style-name="gr10" draw:text-style-name="P1" draw:layer="layout" draw:line-skew="-0.933cm" svg:x1="10.696cm" svg:y1="6.844cm" svg:x2="11.502cm" svg:y2="11.102cm" draw:start-shape="id6" draw:start-glue-point="2" draw:end-shape="id9" draw:end-glue-point="4" svg:d="M10696 6844v1156h806v3102" svg:viewBox="0 0 807 4259">
          <text:p/>
        </draw:connector>
        <draw:frame draw:style-name="gr9" draw:text-style-name="P4" draw:layer="layout" svg:width="11.157cm" svg:height="1.441cm" svg:x="14.9cm" svg:y="16cm">
          <draw:text-box>
            <text:p><text:span text:style-name="T3">plac</text:span><text:span text:style-name="T3">a </text:span><text:span text:style-name="T3">maro</text:span><text:span text:style-name="T3">loDA</text:span><text:span text:style-name="T3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4T08:55:05.471219243</dc:date>
    <meta:editing-duration>PT12M45S</meta:editing-duration>
    <meta:editing-cycles>3</meta:editing-cycles>
    <meta:generator>LibreOffice/5.3.4.2$Linux_X86_64 LibreOffice_project/30$Build-2</meta:generator>
    <meta:document-statistic meta:object-count="27"/>
  </office:meta>
</office:document-meta>
</file>